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2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9)'.D10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9)'.D10">
          <table:error-message table:message-type="stop" table:display="true"/>
        </table:content-validation>
      </table:content-validations>
      <table:table table:name="DATE (24-11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5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3"/>
          <table:table-cell office:value-type="string" calcext:value-type="string">
            <text:p>4.A</text:p>
          </table:table-cell>
          <table:table-cell office:value-type="string" calcext:value-type="string">
            <text:p>Rule Changes (Transport Ship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Elevatio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Terrai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heep close to TC need to start under control of the player.</text:p>
          </table:table-cell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Planetary Combatan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needs to be updated, since it erroneously states that the invisible combatants should contain 510 food. As currently written they are non-compliant. Once I update the spec this will become compliant. No action needed.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is has not yet been measured and cannot be said to be compliant.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ight work but not tested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The map is not nomad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move to the tournament branch when the time comes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130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Rings and planet stay the sa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ules are changed for transport ships, but since the map is undockable, no additional transport ships can be created, and clause A is satisfied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e scout is hostile but the map is not nomad.</text:p>
          </table:table-cell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10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0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10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10:.$D$76];[.A8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10:.$F$76];[.A82])" office:value-type="float" office:value="3" calcext:value-type="float" table:number-columns-spanned="2" table:number-rows-spanned="1">
            <text:p>3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10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10:.$D$76];[.A84])" office:value-type="float" office:value="40" calcext:value-type="float" table:number-columns-spanned="2" table:number-rows-spanned="1">
            <text:p>40</text:p>
          </table:table-cell>
          <table:covered-table-cell/>
          <table:table-cell table:style-name="ce12" table:formula="of:=COUNTIF([.$F$10:.$F$76];[.A84])" office:value-type="float" office:value="38" calcext:value-type="float" table:number-columns-spanned="2" table:number-rows-spanned="1">
            <text:p>38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10:.$D$76];[.A85])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2" table:formula="of:=COUNTIF([.$F$10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9)'.F36:'DATE (24-11-19)'.F38 'DATE (24-11-19)'.F40:'DATE (24-11-19)'.F40 'DATE (24-11-19)'.F42:'DATE (24-11-19)'.F45 'DATE (24-11-19)'.F47:'DATE (24-11-19)'.F50 'DATE (24-11-19)'.F52:'DATE (24-11-19)'.F52 'DATE (24-11-19)'.F54:'DATE (24-11-19)'.F55 'DATE (24-11-19)'.F57:'DATE (24-11-19)'.F59 'DATE (24-11-19)'.F61:'DATE (24-11-19)'.F68 'DATE (24-11-19)'.F70:'DATE (24-11-19)'.F70 'DATE (24-11-19)'.F72:'DATE (24-11-19)'.F72 'DATE (24-11-19)'.F74:'DATE (24-11-19)'.F74 'DATE (24-11-19)'.F76:'DATE (24-11-19)'.F76 'DATE (24-11-19)'.D36:'DATE (24-11-19)'.D38 'DATE (24-11-19)'.D40:'DATE (24-11-19)'.D40 'DATE (24-11-19)'.D42:'DATE (24-11-19)'.D45 'DATE (24-11-19)'.D47:'DATE (24-11-19)'.D50 'DATE (24-11-19)'.D52:'DATE (24-11-19)'.D52 'DATE (24-11-19)'.D54:'DATE (24-11-19)'.D55 'DATE (24-11-19)'.D57:'DATE (24-11-19)'.D59 'DATE (24-11-19)'.D61:'DATE (24-11-19)'.D68 'DATE (24-11-19)'.D70:'DATE (24-11-19)'.D70 'DATE (24-11-19)'.D72:'DATE (24-11-19)'.D72 'DATE (24-11-19)'.D74:'DATE (24-11-19)'.D74 'DATE (24-11-19)'.D76:'DATE (24-11-19)'.D76 'DATE (24-11-19)'.D10:'DATE (24-11-19)'.D33 'DATE (24-11-19)'.F10:'DATE (24-11-19)'.F33 'DATE (24-11-19)'.D8:'DATE (24-11-19)'.D8 'DATE (24-11-19)'.F8:'DATE (24-11-19)'.F8">
            <calcext:condition calcext:apply-style-name="Red Fill" calcext:value="=&quot;Non-Compliant&quot;" calcext:base-cell-address="'DATE (24-11-19)'.D8"/>
            <calcext:condition calcext:apply-style-name="Orange Fill" calcext:value="=&quot;Exception Rejected&quot;" calcext:base-cell-address="'DATE (24-11-19)'.D8"/>
            <calcext:condition calcext:apply-style-name="Light Green Fill" calcext:value="=&quot;Compliance Expected&quot;" calcext:base-cell-address="'DATE (24-11-19)'.D8"/>
            <calcext:condition calcext:apply-style-name="Dark Green Fill" calcext:value="=&quot;Exception Granted&quot;" calcext:base-cell-address="'DATE (24-11-19)'.D8"/>
            <calcext:condition calcext:apply-style-name="Emerald Fill" calcext:value="=&quot;Compliant&quot;" calcext:base-cell-address="'DATE (24-11-19)'.D8"/>
            <calcext:condition calcext:apply-style-name="Note" calcext:value="=&quot;Not-Applicable&quot;" calcext:base-cell-address="'DATE (24-11-19)'.D8"/>
            <calcext:condition calcext:apply-style-name="Yellow Fill" calcext:value="=&quot;Exception Requested&quot;" calcext:base-cell-address="'DATE (24-11-19)'.D8"/>
          </calcext:conditional-format>
        </calcext:conditional-formats>
      </table:table>
      <table:table table:name="DATE (24-11-28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8"/>
        <table:table-column table:style-name="co5" table:default-cell-style-name="ce49"/>
        <table:table-column table:style-name="co6" table:default-cell-style-name="ce111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5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3"/>
          <table:table-cell office:value-type="string" calcext:value-type="string">
            <text:p>4.A</text:p>
          </table:table-cell>
          <table:table-cell office:value-type="string" calcext:value-type="string">
            <text:p>Rule Changes (Transport Ship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Elevatio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Terrai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Planetary Combatan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ight work but not tested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Rings and planet stay the sa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10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0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10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10:.$D$76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2])" office:value-type="float" office:value="3" calcext:value-type="float" table:number-columns-spanned="2" table:number-rows-spanned="1">
            <text:p>3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10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10:.$D$76];[.A84])" office:value-type="float" office:value="46" calcext:value-type="float" table:number-columns-spanned="2" table:number-rows-spanned="1">
            <text:p>46</text:p>
          </table:table-cell>
          <table:covered-table-cell/>
          <table:table-cell table:style-name="ce12" table:formula="of:=COUNTIF([.$F$10:.$F$76];[.A84])" office:value-type="float" office:value="38" calcext:value-type="float" table:number-columns-spanned="2" table:number-rows-spanned="1">
            <text:p>38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10:.$D$76];[.A85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10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28)'.F36:'DATE (24-11-28)'.F38 'DATE (24-11-28)'.F40:'DATE (24-11-28)'.F40 'DATE (24-11-28)'.F42:'DATE (24-11-28)'.F45 'DATE (24-11-28)'.F47:'DATE (24-11-28)'.F50 'DATE (24-11-28)'.F52:'DATE (24-11-28)'.F52 'DATE (24-11-28)'.F54:'DATE (24-11-28)'.F55 'DATE (24-11-28)'.F57:'DATE (24-11-28)'.F59 'DATE (24-11-28)'.F61:'DATE (24-11-28)'.F68 'DATE (24-11-28)'.F70:'DATE (24-11-28)'.F70 'DATE (24-11-28)'.F72:'DATE (24-11-28)'.F72 'DATE (24-11-28)'.F74:'DATE (24-11-28)'.F74 'DATE (24-11-28)'.F76:'DATE (24-11-28)'.F76 'DATE (24-11-28)'.D36:'DATE (24-11-28)'.D38 'DATE (24-11-28)'.D40:'DATE (24-11-28)'.D40 'DATE (24-11-28)'.D42:'DATE (24-11-28)'.D45 'DATE (24-11-28)'.D47:'DATE (24-11-28)'.D50 'DATE (24-11-28)'.D52:'DATE (24-11-28)'.D52 'DATE (24-11-28)'.D54:'DATE (24-11-28)'.D55 'DATE (24-11-28)'.D57:'DATE (24-11-28)'.D59 'DATE (24-11-28)'.D61:'DATE (24-11-28)'.D68 'DATE (24-11-28)'.D70:'DATE (24-11-28)'.D70 'DATE (24-11-28)'.D72:'DATE (24-11-28)'.D72 'DATE (24-11-28)'.D74:'DATE (24-11-28)'.D74 'DATE (24-11-28)'.D76:'DATE (24-11-28)'.D76 'DATE (24-11-28)'.D10:'DATE (24-11-28)'.D33 'DATE (24-11-28)'.F10:'DATE (24-11-28)'.F33 'DATE (24-11-28)'.D8:'DATE (24-11-28)'.D8 'DATE (24-11-28)'.F8:'DATE (24-11-28)'.F8">
            <calcext:condition calcext:apply-style-name="Red Fill" calcext:value="=&quot;Non-Compliant&quot;" calcext:base-cell-address="'DATE (24-11-28)'.D8"/>
            <calcext:condition calcext:apply-style-name="Orange Fill" calcext:value="=&quot;Exception Rejected&quot;" calcext:base-cell-address="'DATE (24-11-28)'.D8"/>
            <calcext:condition calcext:apply-style-name="Light Green Fill" calcext:value="=&quot;Compliance Expected&quot;" calcext:base-cell-address="'DATE (24-11-28)'.D8"/>
            <calcext:condition calcext:apply-style-name="Dark Green Fill" calcext:value="=&quot;Exception Granted&quot;" calcext:base-cell-address="'DATE (24-11-28)'.D8"/>
            <calcext:condition calcext:apply-style-name="Emerald Fill" calcext:value="=&quot;Compliant&quot;" calcext:base-cell-address="'DATE (24-11-28)'.D8"/>
            <calcext:condition calcext:apply-style-name="Note" calcext:value="=&quot;Not-Applicable&quot;" calcext:base-cell-address="'DATE (24-11-28)'.D8"/>
            <calcext:condition calcext:apply-style-name="Yellow Fill" calcext:value="=&quot;Exception Requested&quot;" calcext:base-cell-address="'DATE (24-11-28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08:19:19.002000000</dc:date>
    <meta:editing-duration>P2DT18H45M18S</meta:editing-duration>
    <meta:editing-cycles>225</meta:editing-cycles>
    <meta:generator>LibreOffice/24.8.2.1$Windows_X86_64 LibreOffice_project/0f794b6e29741098670a3b95d60478a65d05ef13</meta:generator>
    <meta:document-statistic meta:table-count="2" meta:cell-count="488" meta:object-count="0"/>
  </office:meta>
</office:document-meta>
</file>